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114in" svg:height="5.3331in" svg:x="6.674in" svg:y="0.1256in">
            <draw:object draw:notify-on-update-of-ranges="Sheet1.B1:Sheet1.B1 Sheet1.B2:Sheet1.B311 Sheet1.A2:Sheet1.A3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</text:p>
          </table:table-cell>
          <table:table-cell table:number-columns-repeated="2"/>
        </table:table-row>
        <table:table-row table:style-name="ro1">
          <table:table-cell office:value-type="float" office:value="3275031160868" calcext:value-type="float">
            <text:p>3275031160868</text:p>
          </table:table-cell>
          <table:table-cell office:value-type="float" office:value="108" calcext:value-type="float">
            <text:p>108</text:p>
          </table:table-cell>
          <table:table-cell office:value-type="float" office:value="61292" calcext:value-type="float">
            <text:p>61292</text:p>
          </table:table-cell>
          <table:table-cell table:number-columns-repeated="2"/>
        </table:table-row>
        <table:table-row table:style-name="ro1">
          <table:table-cell office:value-type="float" office:value="3275432560236" calcext:value-type="float">
            <text:p>3275432560236</text:p>
          </table:table-cell>
          <table:table-cell office:value-type="float" office:value="108" calcext:value-type="float">
            <text:p>108</text:p>
          </table:table-cell>
          <table:table-cell office:value-type="float" office:value="305167" calcext:value-type="float">
            <text:p>305167</text:p>
          </table:table-cell>
          <table:table-cell table:number-columns-repeated="2"/>
        </table:table-row>
        <table:table-row table:style-name="ro1">
          <table:table-cell office:value-type="float" office:value="3276083694076" calcext:value-type="float">
            <text:p>3276083694076</text:p>
          </table:table-cell>
          <table:table-cell office:value-type="float" office:value="108" calcext:value-type="float">
            <text:p>108</text:p>
          </table:table-cell>
          <table:table-cell office:value-type="float" office:value="506681" calcext:value-type="float">
            <text:p>506681</text:p>
          </table:table-cell>
          <table:table-cell table:number-columns-repeated="2"/>
        </table:table-row>
        <table:table-row table:style-name="ro1">
          <table:table-cell office:value-type="float" office:value="3278002055032" calcext:value-type="float">
            <text:p>3278002055032</text:p>
          </table:table-cell>
          <table:table-cell office:value-type="float" office:value="110" calcext:value-type="float">
            <text:p>110</text:p>
          </table:table-cell>
          <table:table-cell office:value-type="float" office:value="1498088" calcext:value-type="float">
            <text:p>1498088</text:p>
          </table:table-cell>
          <table:table-cell table:number-columns-repeated="2"/>
        </table:table-row>
        <table:table-row table:style-name="ro1">
          <table:table-cell office:value-type="float" office:value="3278962213662" calcext:value-type="float">
            <text:p>3278962213662</text:p>
          </table:table-cell>
          <table:table-cell office:value-type="float" office:value="110" calcext:value-type="float">
            <text:p>110</text:p>
          </table:table-cell>
          <table:table-cell office:value-type="float" office:value="750442" calcext:value-type="float">
            <text:p>750442</text:p>
          </table:table-cell>
          <table:table-cell table:number-columns-repeated="2"/>
        </table:table-row>
        <table:table-row table:style-name="ro1">
          <table:table-cell office:value-type="float" office:value="3280881170872" calcext:value-type="float">
            <text:p>3280881170872</text:p>
          </table:table-cell>
          <table:table-cell office:value-type="float" office:value="108" calcext:value-type="float">
            <text:p>108</text:p>
          </table:table-cell>
          <table:table-cell office:value-type="float" office:value="1504295" calcext:value-type="float">
            <text:p>1504295</text:p>
          </table:table-cell>
          <table:table-cell table:number-columns-repeated="2"/>
        </table:table-row>
        <table:table-row table:style-name="ro1">
          <table:table-cell office:value-type="float" office:value="3284720040404" calcext:value-type="float">
            <text:p>3284720040404</text:p>
          </table:table-cell>
          <table:table-cell office:value-type="float" office:value="108" calcext:value-type="float">
            <text:p>108</text:p>
          </table:table-cell>
          <table:table-cell office:value-type="float" office:value="3001804" calcext:value-type="float">
            <text:p>3001804</text:p>
          </table:table-cell>
          <table:table-cell table:number-columns-repeated="2"/>
        </table:table-row>
        <table:table-row table:style-name="ro1">
          <table:table-cell office:value-type="float" office:value="3286516450293" calcext:value-type="float">
            <text:p>3286516450293</text:p>
          </table:table-cell>
          <table:table-cell office:value-type="float" office:value="117" calcext:value-type="float">
            <text:p>117</text:p>
          </table:table-cell>
          <table:table-cell office:value-type="float" office:value="1407416" calcext:value-type="float">
            <text:p>1407416</text:p>
          </table:table-cell>
          <table:table-cell table:number-columns-repeated="2"/>
        </table:table-row>
        <table:table-row table:style-name="ro1">
          <table:table-cell office:value-type="float" office:value="3286516461183" calcext:value-type="float">
            <text:p>328651646118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6516490790" calcext:value-type="float">
            <text:p>3286516490790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287708994702" calcext:value-type="float">
            <text:p>3287708994702</text:p>
          </table:table-cell>
          <table:table-cell office:value-type="float" office:value="117" calcext:value-type="float">
            <text:p>117</text:p>
          </table:table-cell>
          <table:table-cell office:value-type="float" office:value="931613" calcext:value-type="float">
            <text:p>931613</text:p>
          </table:table-cell>
          <table:table-cell table:number-columns-repeated="2"/>
        </table:table-row>
        <table:table-row table:style-name="ro1">
          <table:table-cell office:value-type="float" office:value="3287709977070" calcext:value-type="float">
            <text:p>3287709977070</text:p>
          </table:table-cell>
          <table:table-cell office:value-type="float" office:value="117" calcext:value-type="float">
            <text:p>117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3287709981984" calcext:value-type="float">
            <text:p>328770998198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709985083" calcext:value-type="float">
            <text:p>328770998508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710017162" calcext:value-type="float">
            <text:p>328771001716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87781634198" calcext:value-type="float">
            <text:p>3287781634198</text:p>
          </table:table-cell>
          <table:table-cell office:value-type="float" office:value="108" calcext:value-type="float">
            <text:p>108</text:p>
          </table:table-cell>
          <table:table-cell office:value-type="float" office:value="55101" calcext:value-type="float">
            <text:p>55101</text:p>
          </table:table-cell>
          <table:table-cell table:number-columns-repeated="2"/>
        </table:table-row>
        <table:table-row table:style-name="ro1">
          <table:table-cell office:value-type="float" office:value="3287781642276" calcext:value-type="float">
            <text:p>328778164227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782253988" calcext:value-type="float">
            <text:p>3287782253988</text:p>
          </table:table-cell>
          <table:table-cell office:value-type="float" office:value="114" calcext:value-type="float">
            <text:p>114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287853619992" calcext:value-type="float">
            <text:p>3287853619992</text:p>
          </table:table-cell>
          <table:table-cell office:value-type="float" office:value="188" calcext:value-type="float">
            <text:p>188</text:p>
          </table:table-cell>
          <table:table-cell office:value-type="float" office:value="53905" calcext:value-type="float">
            <text:p>53905</text:p>
          </table:table-cell>
          <table:table-cell table:number-columns-repeated="2"/>
        </table:table-row>
        <table:table-row table:style-name="ro1">
          <table:table-cell office:value-type="float" office:value="3287854483414" calcext:value-type="float">
            <text:p>3287854483414</text:p>
          </table:table-cell>
          <table:table-cell office:value-type="float" office:value="184" calcext:value-type="float">
            <text:p>184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3287854487778" calcext:value-type="float">
            <text:p>328785448777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854490976" calcext:value-type="float">
            <text:p>328785449097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926449878" calcext:value-type="float">
            <text:p>3287926449878</text:p>
          </table:table-cell>
          <table:table-cell office:value-type="float" office:value="110" calcext:value-type="float">
            <text:p>110</text:p>
          </table:table-cell>
          <table:table-cell office:value-type="float" office:value="54828" calcext:value-type="float">
            <text:p>54828</text:p>
          </table:table-cell>
          <table:table-cell table:number-columns-repeated="2"/>
        </table:table-row>
        <table:table-row table:style-name="ro1">
          <table:table-cell office:value-type="float" office:value="3287927307458" calcext:value-type="float">
            <text:p>3287927307458</text:p>
          </table:table-cell>
          <table:table-cell office:value-type="float" office:value="108" calcext:value-type="float">
            <text:p>108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3287927312162" calcext:value-type="float">
            <text:p>328792731216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7927316390" calcext:value-type="float">
            <text:p>328792731639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7927339808" calcext:value-type="float">
            <text:p>3287927339808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288000589977" calcext:value-type="float">
            <text:p>3288000589977</text:p>
          </table:table-cell>
          <table:table-cell office:value-type="float" office:value="117" calcext:value-type="float">
            <text:p>117</text:p>
          </table:table-cell>
          <table:table-cell office:value-type="float" office:value="55189" calcext:value-type="float">
            <text:p>55189</text:p>
          </table:table-cell>
          <table:table-cell table:number-columns-repeated="2"/>
        </table:table-row>
        <table:table-row table:style-name="ro1">
          <table:table-cell office:value-type="float" office:value="3288001492272" calcext:value-type="float">
            <text:p>3288001492272</text:p>
          </table:table-cell>
          <table:table-cell office:value-type="float" office:value="117" calcext:value-type="float">
            <text:p>117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3288001496634" calcext:value-type="float">
            <text:p>328800149663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001501026" calcext:value-type="float">
            <text:p>3288001501026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8001526709" calcext:value-type="float">
            <text:p>328800152670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288073947432" calcext:value-type="float">
            <text:p>3288073947432</text:p>
          </table:table-cell>
          <table:table-cell office:value-type="float" office:value="140" calcext:value-type="float">
            <text:p>140</text:p>
          </table:table-cell>
          <table:table-cell office:value-type="float" office:value="55652" calcext:value-type="float">
            <text:p>55652</text:p>
          </table:table-cell>
          <table:table-cell table:number-columns-repeated="2"/>
        </table:table-row>
        <table:table-row table:style-name="ro1">
          <table:table-cell office:value-type="float" office:value="3288074879856" calcext:value-type="float">
            <text:p>3288074879856</text:p>
          </table:table-cell>
          <table:table-cell office:value-type="float" office:value="108" calcext:value-type="float">
            <text:p>108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3288074885524" calcext:value-type="float">
            <text:p>3288074885524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8074888574" calcext:value-type="float">
            <text:p>328807488857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074913948" calcext:value-type="float">
            <text:p>328807491394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288075444778" calcext:value-type="float">
            <text:p>3288075444778</text:p>
          </table:table-cell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288146321832" calcext:value-type="float">
            <text:p>3288146321832</text:p>
          </table:table-cell>
          <table:table-cell office:value-type="float" office:value="140" calcext:value-type="float">
            <text:p>140</text:p>
          </table:table-cell>
          <table:table-cell office:value-type="float" office:value="53751" calcext:value-type="float">
            <text:p>53751</text:p>
          </table:table-cell>
          <table:table-cell table:number-columns-repeated="2"/>
        </table:table-row>
        <table:table-row table:style-name="ro1">
          <table:table-cell office:value-type="float" office:value="3288146353300" calcext:value-type="float">
            <text:p>3288146353300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288147053102" calcext:value-type="float">
            <text:p>3288147053102</text:p>
          </table:table-cell>
          <table:table-cell office:value-type="float" office:value="108" calcext:value-type="float">
            <text:p>108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288216697836" calcext:value-type="float">
            <text:p>3288216697836</text:p>
          </table:table-cell>
          <table:table-cell office:value-type="float" office:value="117" calcext:value-type="float">
            <text:p>117</text:p>
          </table:table-cell>
          <table:table-cell office:value-type="float" office:value="53271" calcext:value-type="float">
            <text:p>53271</text:p>
          </table:table-cell>
          <table:table-cell table:number-columns-repeated="2"/>
        </table:table-row>
        <table:table-row table:style-name="ro1">
          <table:table-cell office:value-type="float" office:value="3288217588032" calcext:value-type="float">
            <text:p>3288217588032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3288218243016" calcext:value-type="float">
            <text:p>3288218243016</text:p>
          </table:table-cell>
          <table:table-cell office:value-type="float" office:value="117" calcext:value-type="float">
            <text:p>117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288289533064" calcext:value-type="float">
            <text:p>3288289533064</text:p>
          </table:table-cell>
          <table:table-cell office:value-type="float" office:value="110" calcext:value-type="float">
            <text:p>110</text:p>
          </table:table-cell>
          <table:table-cell office:value-type="float" office:value="54524" calcext:value-type="float">
            <text:p>54524</text:p>
          </table:table-cell>
          <table:table-cell table:number-columns-repeated="2"/>
        </table:table-row>
        <table:table-row table:style-name="ro1">
          <table:table-cell office:value-type="float" office:value="3288290492176" calcext:value-type="float">
            <text:p>3288290492176</text:p>
          </table:table-cell>
          <table:table-cell office:value-type="float" office:value="110" calcext:value-type="float">
            <text:p>110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3288290496624" calcext:value-type="float">
            <text:p>328829049662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8290524522" calcext:value-type="float">
            <text:p>3288290524522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288362414504" calcext:value-type="float">
            <text:p>3288362414504</text:p>
          </table:table-cell>
          <table:table-cell office:value-type="float" office:value="110" calcext:value-type="float">
            <text:p>110</text:p>
          </table:table-cell>
          <table:table-cell office:value-type="float" office:value="54568" calcext:value-type="float">
            <text:p>54568</text:p>
          </table:table-cell>
          <table:table-cell table:number-columns-repeated="2"/>
        </table:table-row>
        <table:table-row table:style-name="ro1">
          <table:table-cell office:value-type="float" office:value="3288362423172" calcext:value-type="float">
            <text:p>328836242317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362446608" calcext:value-type="float">
            <text:p>3288362446608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288435167010" calcext:value-type="float">
            <text:p>3288435167010</text:p>
          </table:table-cell>
          <table:table-cell office:value-type="float" office:value="110" calcext:value-type="float">
            <text:p>110</text:p>
          </table:table-cell>
          <table:table-cell office:value-type="float" office:value="55447" calcext:value-type="float">
            <text:p>55447</text:p>
          </table:table-cell>
          <table:table-cell table:number-columns-repeated="2"/>
        </table:table-row>
        <table:table-row table:style-name="ro1">
          <table:table-cell office:value-type="float" office:value="3288436027500" calcext:value-type="float">
            <text:p>3288436027500</text:p>
          </table:table-cell>
          <table:table-cell office:value-type="float" office:value="140" calcext:value-type="float">
            <text:p>140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3288436030464" calcext:value-type="float">
            <text:p>328843603046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436033442" calcext:value-type="float">
            <text:p>328843603344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436654188" calcext:value-type="float">
            <text:p>3288436654188</text:p>
          </table:table-cell>
          <table:table-cell office:value-type="float" office:value="108" calcext:value-type="float">
            <text:p>108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288506289946" calcext:value-type="float">
            <text:p>3288506289946</text:p>
          </table:table-cell>
          <table:table-cell office:value-type="float" office:value="110" calcext:value-type="float">
            <text:p>110</text:p>
          </table:table-cell>
          <table:table-cell office:value-type="float" office:value="53263" calcext:value-type="float">
            <text:p>53263</text:p>
          </table:table-cell>
          <table:table-cell table:number-columns-repeated="2"/>
        </table:table-row>
        <table:table-row table:style-name="ro1">
          <table:table-cell office:value-type="float" office:value="3288507152220" calcext:value-type="float">
            <text:p>3288507152220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3288507159002" calcext:value-type="float">
            <text:p>328850715900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88507161918" calcext:value-type="float">
            <text:p>328850716191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507717336" calcext:value-type="float">
            <text:p>3288507717336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288671978670" calcext:value-type="float">
            <text:p>3288671978670</text:p>
          </table:table-cell>
          <table:table-cell office:value-type="float" office:value="108" calcext:value-type="float">
            <text:p>108</text:p>
          </table:table-cell>
          <table:table-cell office:value-type="float" office:value="126897" calcext:value-type="float">
            <text:p>126897</text:p>
          </table:table-cell>
          <table:table-cell table:number-columns-repeated="2"/>
        </table:table-row>
        <table:table-row table:style-name="ro1">
          <table:table-cell office:value-type="float" office:value="3288672895590" calcext:value-type="float">
            <text:p>3288672895590</text:p>
          </table:table-cell>
          <table:table-cell office:value-type="float" office:value="120" calcext:value-type="float">
            <text:p>120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3288672900885" calcext:value-type="float">
            <text:p>328867290088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672905199" calcext:value-type="float">
            <text:p>3288672905199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8672930579" calcext:value-type="float">
            <text:p>328867293057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289006238500" calcext:value-type="float">
            <text:p>3289006238500</text:p>
          </table:table-cell>
          <table:table-cell office:value-type="float" office:value="110" calcext:value-type="float">
            <text:p>110</text:p>
          </table:table-cell>
          <table:table-cell office:value-type="float" office:value="258069" calcext:value-type="float">
            <text:p>258069</text:p>
          </table:table-cell>
          <table:table-cell table:number-columns-repeated="2"/>
        </table:table-row>
        <table:table-row table:style-name="ro1">
          <table:table-cell office:value-type="float" office:value="3289007279280" calcext:value-type="float">
            <text:p>3289007279280</text:p>
          </table:table-cell>
          <table:table-cell office:value-type="float" office:value="110" calcext:value-type="float">
            <text:p>110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3289007288954" calcext:value-type="float">
            <text:p>328900728895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89312556376" calcext:value-type="float">
            <text:p>3289312556376</text:p>
          </table:table-cell>
          <table:table-cell office:value-type="float" office:value="110" calcext:value-type="float">
            <text:p>110</text:p>
          </table:table-cell>
          <table:table-cell office:value-type="float" office:value="233900" calcext:value-type="float">
            <text:p>233900</text:p>
          </table:table-cell>
          <table:table-cell table:number-columns-repeated="2"/>
        </table:table-row>
        <table:table-row table:style-name="ro1">
          <table:table-cell office:value-type="float" office:value="3289313460742" calcext:value-type="float">
            <text:p>3289313460742</text:p>
          </table:table-cell>
          <table:table-cell office:value-type="float" office:value="138" calcext:value-type="float">
            <text:p>138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3289313466274" calcext:value-type="float">
            <text:p>328931346627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9313469258" calcext:value-type="float">
            <text:p>328931346925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9625200720" calcext:value-type="float">
            <text:p>3289625200720</text:p>
          </table:table-cell>
          <table:table-cell office:value-type="float" office:value="110" calcext:value-type="float">
            <text:p>110</text:p>
          </table:table-cell>
          <table:table-cell office:value-type="float" office:value="242819" calcext:value-type="float">
            <text:p>242819</text:p>
          </table:table-cell>
          <table:table-cell table:number-columns-repeated="2"/>
        </table:table-row>
        <table:table-row table:style-name="ro1">
          <table:table-cell office:value-type="float" office:value="3289626143760" calcext:value-type="float">
            <text:p>3289626143760</text:p>
          </table:table-cell>
          <table:table-cell office:value-type="float" office:value="110" calcext:value-type="float">
            <text:p>110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3289626148246" calcext:value-type="float">
            <text:p>328962614824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9926016467" calcext:value-type="float">
            <text:p>3289926016467</text:p>
          </table:table-cell>
          <table:table-cell office:value-type="float" office:value="117" calcext:value-type="float">
            <text:p>117</text:p>
          </table:table-cell>
          <table:table-cell office:value-type="float" office:value="233240" calcext:value-type="float">
            <text:p>233240</text:p>
          </table:table-cell>
          <table:table-cell table:number-columns-repeated="2"/>
        </table:table-row>
        <table:table-row table:style-name="ro1">
          <table:table-cell office:value-type="float" office:value="3289926914001" calcext:value-type="float">
            <text:p>3289926914001</text:p>
          </table:table-cell>
          <table:table-cell office:value-type="float" office:value="117" calcext:value-type="float">
            <text:p>117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3289926918378" calcext:value-type="float">
            <text:p>328992691837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9926922788" calcext:value-type="float">
            <text:p>328992692278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89927456689" calcext:value-type="float">
            <text:p>3289927456689</text:p>
          </table:table-cell>
          <table:table-cell office:value-type="float" office:value="117" calcext:value-type="float">
            <text:p>117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290252168292" calcext:value-type="float">
            <text:p>3290252168292</text:p>
          </table:table-cell>
          <table:table-cell office:value-type="float" office:value="120" calcext:value-type="float">
            <text:p>120</text:p>
          </table:table-cell>
          <table:table-cell office:value-type="float" office:value="252769" calcext:value-type="float">
            <text:p>252769</text:p>
          </table:table-cell>
          <table:table-cell table:number-columns-repeated="2"/>
        </table:table-row>
        <table:table-row table:style-name="ro1">
          <table:table-cell office:value-type="float" office:value="3290253061230" calcext:value-type="float">
            <text:p>3290253061230</text:p>
          </table:table-cell>
          <table:table-cell office:value-type="float" office:value="150" calcext:value-type="float">
            <text:p>150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3290253065643" calcext:value-type="float">
            <text:p>329025306564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253068679" calcext:value-type="float">
            <text:p>329025306867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552935502" calcext:value-type="float">
            <text:p>3290552935502</text:p>
          </table:table-cell>
          <table:table-cell office:value-type="float" office:value="108" calcext:value-type="float">
            <text:p>108</text:p>
          </table:table-cell>
          <table:table-cell office:value-type="float" office:value="232403" calcext:value-type="float">
            <text:p>232403</text:p>
          </table:table-cell>
          <table:table-cell table:number-columns-repeated="2"/>
        </table:table-row>
        <table:table-row table:style-name="ro1">
          <table:table-cell office:value-type="float" office:value="3290553862824" calcext:value-type="float">
            <text:p>3290553862824</text:p>
          </table:table-cell>
          <table:table-cell office:value-type="float" office:value="138" calcext:value-type="float">
            <text:p>138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3290553866066" calcext:value-type="float">
            <text:p>329055386606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553869020" calcext:value-type="float">
            <text:p>329055386902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553894448" calcext:value-type="float">
            <text:p>3290553894448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290554429650" calcext:value-type="float">
            <text:p>3290554429650</text:p>
          </table:table-cell>
          <table:table-cell office:value-type="float" office:value="117" calcext:value-type="float">
            <text:p>117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290842996182" calcext:value-type="float">
            <text:p>3290842996182</text:p>
          </table:table-cell>
          <table:table-cell office:value-type="float" office:value="117" calcext:value-type="float">
            <text:p>117</text:p>
          </table:table-cell>
          <table:table-cell office:value-type="float" office:value="223393" calcext:value-type="float">
            <text:p>223393</text:p>
          </table:table-cell>
          <table:table-cell table:number-columns-repeated="2"/>
        </table:table-row>
        <table:table-row table:style-name="ro1">
          <table:table-cell office:value-type="float" office:value="3290843003586" calcext:value-type="float">
            <text:p>329084300358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843006640" calcext:value-type="float">
            <text:p>329084300664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0843559948" calcext:value-type="float">
            <text:p>3290843559948</text:p>
          </table:table-cell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291120236136" calcext:value-type="float">
            <text:p>3291120236136</text:p>
          </table:table-cell>
          <table:table-cell office:value-type="float" office:value="120" calcext:value-type="float">
            <text:p>120</text:p>
          </table:table-cell>
          <table:table-cell office:value-type="float" office:value="207441" calcext:value-type="float">
            <text:p>207441</text:p>
          </table:table-cell>
          <table:table-cell table:number-columns-repeated="2"/>
        </table:table-row>
        <table:table-row table:style-name="ro1">
          <table:table-cell office:value-type="float" office:value="3291121146171" calcext:value-type="float">
            <text:p>3291121146171</text:p>
          </table:table-cell>
          <table:table-cell office:value-type="float" office:value="120" calcext:value-type="float">
            <text:p>120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3291121176222" calcext:value-type="float">
            <text:p>3291121176222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291121685697" calcext:value-type="float">
            <text:p>3291121685697</text:p>
          </table:table-cell>
          <table:table-cell office:value-type="float" office:value="117" calcext:value-type="float">
            <text:p>117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291483043162" calcext:value-type="float">
            <text:p>3291483043162</text:p>
          </table:table-cell>
          <table:table-cell office:value-type="float" office:value="108" calcext:value-type="float">
            <text:p>108</text:p>
          </table:table-cell>
          <table:table-cell office:value-type="float" office:value="281038" calcext:value-type="float">
            <text:p>281038</text:p>
          </table:table-cell>
          <table:table-cell table:number-columns-repeated="2"/>
        </table:table-row>
        <table:table-row table:style-name="ro1">
          <table:table-cell office:value-type="float" office:value="3291483974720" calcext:value-type="float">
            <text:p>3291483974720</text:p>
          </table:table-cell>
          <table:table-cell office:value-type="float" office:value="108" calcext:value-type="float">
            <text:p>108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3291483979038" calcext:value-type="float">
            <text:p>329148397903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91483983192" calcext:value-type="float">
            <text:p>329148398319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5318511886" calcext:value-type="float">
            <text:p>3295318511886</text:p>
          </table:table-cell>
          <table:table-cell office:value-type="float" office:value="117" calcext:value-type="float">
            <text:p>117</text:p>
          </table:table-cell>
          <table:table-cell office:value-type="float" office:value="2945540" calcext:value-type="float">
            <text:p>2945540</text:p>
          </table:table-cell>
          <table:table-cell table:number-columns-repeated="2"/>
        </table:table-row>
        <table:table-row table:style-name="ro1">
          <table:table-cell office:value-type="float" office:value="3297237727222" calcext:value-type="float">
            <text:p>3297237727222</text:p>
          </table:table-cell>
          <table:table-cell office:value-type="float" office:value="110" calcext:value-type="float">
            <text:p>110</text:p>
          </table:table-cell>
          <table:table-cell office:value-type="float" office:value="1460663" calcext:value-type="float">
            <text:p>1460663</text:p>
          </table:table-cell>
          <table:table-cell table:number-columns-repeated="2"/>
        </table:table-row>
        <table:table-row table:style-name="ro1">
          <table:table-cell office:value-type="float" office:value="3303955996176" calcext:value-type="float">
            <text:p>3303955996176</text:p>
          </table:table-cell>
          <table:table-cell office:value-type="float" office:value="138" calcext:value-type="float">
            <text:p>138</text:p>
          </table:table-cell>
          <table:table-cell office:value-type="float" office:value="5252254" calcext:value-type="float">
            <text:p>52522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06:42.982247311</dc:date>
    <meta:document-statistic meta:table-count="1" meta:cell-count="32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54cm" svg:height="13.547cm" xlink:href=".." xlink:type="simple" chart:class="chart:scatter" chart:style-name="ch1">
        <chart:legend chart:legend-position="end" svg:x="23.89cm" svg:y="6.474cm" style:legend-expansion="high" chart:style-name="ch2"/>
        <chart:plot-area chart:style-name="ch3" table:cell-range-address="Sheet1.A2:Sheet1.B311 Sheet1.B1:Sheet1.B1" chart:data-source-has-labels="row" svg:x="0.539cm" svg:y="0.27cm" svg:width="22.812cm" svg:height="13.007cm">
          <chartooo:coordinate-region svg:x="1.743cm" svg:y="0.469cm" svg:width="20.402cm" svg:height="12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11" chart:label-cell-address="Sheet1.B1:Sheet1.B1" chart:class="chart:scatter">
            <chart:domain table:cell-range-address="Sheet1.A2:Sheet1.A311"/>
            <chart:data-point chart:repeated="3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5031160868">
                <text:p>3275031160868</text:p>
                <draw:g>
                  <svg:desc>Sheet1.A2:Sheet1.A311</svg:desc>
                </draw:g>
              </table:table-cell>
              <table:table-cell office:value-type="float" office:value="108">
                <text:p>108</text:p>
                <draw:g>
                  <svg:desc>Sheet1.B2:Sheet1.B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5432560236">
                <text:p>32754325602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083694076">
                <text:p>32760836940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8002055032">
                <text:p>32780020550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8962213662">
                <text:p>32789622136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0881170872">
                <text:p>32808811708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4720040404">
                <text:p>32847200404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6516450293">
                <text:p>32865164502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86516461183">
                <text:p>32865164611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6516490790">
                <text:p>32865164907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7708994702">
                <text:p>32877089947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7709977070">
                <text:p>32877099770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7709981984">
                <text:p>328770998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7709985083">
                <text:p>32877099850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87710017162">
                <text:p>3287710017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7781634198">
                <text:p>32877816341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7781642276">
                <text:p>32877816422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7782253988">
                <text:p>32877822539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7853619992">
                <text:p>32878536199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87854483414">
                <text:p>32878544834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7854487778">
                <text:p>32878544877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7854490976">
                <text:p>32878544909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87926449878">
                <text:p>32879264498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87927307458">
                <text:p>3287927307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87927312162">
                <text:p>32879273121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7927316390">
                <text:p>32879273163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7927339808">
                <text:p>32879273398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8000589977">
                <text:p>32880005899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01492272">
                <text:p>32880014922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8001496634">
                <text:p>32880014966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8001501026">
                <text:p>32880015010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88001526709">
                <text:p>32880015267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8073947432">
                <text:p>32880739474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8074879856">
                <text:p>32880748798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88074885524">
                <text:p>32880748855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8074888574">
                <text:p>32880748885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8074913948">
                <text:p>32880749139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075444778">
                <text:p>32880754447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8146321832">
                <text:p>32881463218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8146353300">
                <text:p>32881463533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8147053102">
                <text:p>3288147053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8216697836">
                <text:p>3288216697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8217588032">
                <text:p>32882175880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8218243016">
                <text:p>3288218243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8289533064">
                <text:p>32882895330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8290492176">
                <text:p>32882904921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88290496624">
                <text:p>32882904966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88290524522">
                <text:p>32882905245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8362414504">
                <text:p>32883624145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8362423172">
                <text:p>32883624231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88362446608">
                <text:p>32883624466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88435167010">
                <text:p>32884351670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88436027500">
                <text:p>32884360275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88436030464">
                <text:p>32884360304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8436033442">
                <text:p>3288436033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8436654188">
                <text:p>32884366541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8506289946">
                <text:p>32885062899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88507152220">
                <text:p>3288507152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88507159002">
                <text:p>32885071590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88507161918">
                <text:p>32885071619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88507717336">
                <text:p>32885077173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88671978670">
                <text:p>3288671978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88672895590">
                <text:p>32886728955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88672900885">
                <text:p>32886729008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8672905199">
                <text:p>32886729051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8672930579">
                <text:p>32886729305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89006238500">
                <text:p>3289006238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89007279280">
                <text:p>32890072792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9007288954">
                <text:p>32890072889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9312556376">
                <text:p>32893125563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89313460742">
                <text:p>32893134607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89313466274">
                <text:p>3289313466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89313469258">
                <text:p>32893134692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89625200720">
                <text:p>32896252007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89626143760">
                <text:p>3289626143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89626148246">
                <text:p>32896261482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89926016467">
                <text:p>32899260164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89926914001">
                <text:p>32899269140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89926918378">
                <text:p>3289926918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89926922788">
                <text:p>32899269227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9927456689">
                <text:p>32899274566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90252168292">
                <text:p>32902521682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90253061230">
                <text:p>3290253061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90253065643">
                <text:p>32902530656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90253068679">
                <text:p>32902530686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90552935502">
                <text:p>32905529355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90553862824">
                <text:p>32905538628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90553866066">
                <text:p>32905538660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90553869020">
                <text:p>32905538690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90553894448">
                <text:p>32905538944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90554429650">
                <text:p>32905544296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90842996182">
                <text:p>32908429961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90843003586">
                <text:p>32908430035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90843006640">
                <text:p>32908430066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90843559948">
                <text:p>32908435599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1120236136">
                <text:p>3291120236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91121146171">
                <text:p>32911211461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91121176222">
                <text:p>32911211762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91121685697">
                <text:p>32911216856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91483043162">
                <text:p>32914830431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91483974720">
                <text:p>32914839747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91483979038">
                <text:p>32914839790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91483983192">
                <text:p>3291483983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5318511886">
                <text:p>3295318511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97237727222">
                <text:p>32972377272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03955996176">
                <text:p>33039559961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